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ec" officeooo:paragraph-rsid="000328ec"/>
    </style:style>
    <style:style style:name="T1" style:family="text">
      <style:text-properties officeooo:rsid="0004e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ffff<text:span text:style-name="T1">sfvdfvfdfd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6:17:30.393398740</meta:creation-date>
    <dc:date>2022-02-15T16:44:46.084411013</dc:date>
    <meta:editing-duration>PT1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